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34f4a" officeooo:paragraph-rsid="00034f4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4f4a" officeooo:paragraph-rsid="00034f4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8281" officeooo:paragraph-rsid="000482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4f4a" officeooo:paragraph-rsid="00034f4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4f4a" officeooo:paragraph-rsid="0004828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8281" officeooo:paragraph-rsid="00048281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 Lab-12</text:p>
      <text:p text:style-name="P1"/>
      <text:p text:style-name="P4">Problem-1</text:p>
      <text:p text:style-name="P4"/>
      <text:p text:style-name="P4">driver.c</text:p>
      <text:p text:style-name="P4"/>
      <text:p text:style-name="P2"/>
      <text:p text:style-name="P2">#include &lt;stdio.h&gt;</text:p>
      <text:p text:style-name="P2">#include &lt;stdlib.h&gt;</text:p>
      <text:p text:style-name="P2">#include &lt;assert.h&gt;</text:p>
      <text:p text:style-name="P2">#include &lt;stdbool.h&gt;</text:p>
      <text:p text:style-name="P2">#include "graph.h"</text:p>
      <text:p text:style-name="P2">#include "extras.h"</text:p>
      <text:p text:style-name="P2"/>
      <text:p text:style-name="P2">int main(int argc, char *argv[])</text:p>
      <text:p text:style-name="P2">{</text:p>
      <text:p text:style-name="P2"><text:s text:c="4"/>Graph g;</text:p>
      <text:p text:style-name="P2"><text:s text:c="4"/>int i, N, E;</text:p>
      <text:p text:style-name="P2"><text:s text:c="4"/>unsigned int u, v;</text:p>
      <text:p text:style-name="P2"><text:s text:c="4"/>int w;</text:p>
      <text:p text:style-name="P2"><text:s text:c="4"/>int seed, count;</text:p>
      <text:p text:style-name="P2"><text:s text:c="4"/>scanf("%d %d", &amp;seed, &amp;N);</text:p>
      <text:p text:style-name="P2"><text:s text:c="4"/>srand(seed);</text:p>
      <text:p text:style-name="P2"/>
      <text:p text:style-name="P2"><text:s text:c="4"/>E = 2 * N;</text:p>
      <text:p text:style-name="P2"/>
      <text:p text:style-name="P2"><text:s text:c="4"/>//part a</text:p>
      <text:p text:style-name="P2"><text:s text:c="4"/>g = initGraph(N);</text:p>
      <text:p text:style-name="P2"/>
      <text:p text:style-name="P2"><text:s text:c="4"/>bool *matrix = (bool*) malloc(sizeof(bool) * N * N);</text:p>
      <text:p text:style-name="P2"><text:s text:c="4"/>assert(matrix != NULL);</text:p>
      <text:p text:style-name="P2"><text:s text:c="4"/>int j;</text:p>
      <text:p text:style-name="P2"><text:s text:c="4"/>for(i = 0; i &lt; N; i++)</text:p>
      <text:p text:style-name="P2"><text:s text:c="8"/>for(j = 0; j &lt; N; j++)</text:p>
      <text:p text:style-name="P2"><text:s text:c="12"/>matrix[i * N + j] = false;</text:p>
      <text:p text:style-name="P2"/>
      <text:p text:style-name="P2"><text:s text:c="4"/>while(E--)</text:p>
      <text:p text:style-name="P2"><text:s text:c="4"/>{</text:p>
      <text:p text:style-name="P2"><text:s text:c="8"/>u = rand()%N;</text:p>
      <text:p text:style-name="P2"><text:s text:c="8"/>v = rand()%N;</text:p>
      <text:p text:style-name="P2"><text:s text:c="8"/>i = 10;</text:p>
      <text:p text:style-name="P2"><text:s text:c="8"/>while(i-- &amp;&amp; (u == v || matrix[u * N + v] == true))</text:p>
      <text:p text:style-name="P2"><text:s text:c="16"/>v = rand() % N;</text:p>
      <text:p text:style-name="P2"><text:s text:c="8"/>matrix[u * N +v] = true;</text:p>
      <text:p text:style-name="P2"/>
      <text:p text:style-name="P2"><text:s text:c="8"/>//part b</text:p>
      <text:p text:style-name="P2"><text:s text:c="8"/>insertEdge(g, u, v);</text:p>
      <text:p text:style-name="P2"><text:s text:c="8"/>printf("%u %u\n", u, v);</text:p>
      <text:p text:style-name="P2"><text:s text:c="4"/>}</text:p>
      <text:p text:style-name="P2"><text:s text:c="4"/>printf("\nWeights: ");</text:p>
      <text:p text:style-name="P2"><text:s text:c="4"/>for(i=0; i &lt; N; i++)</text:p>
      <text:p text:style-name="P2"><text:s text:c="4"/>{</text:p>
      <text:p text:style-name="P2"><text:s text:c="8"/>w = (rand() % N) * 10;</text:p>
      <text:p text:style-name="P2"><text:s text:c="8"/>g-&gt;wt[i] = w;</text:p>
      <text:p text:style-name="P2"><text:s text:c="8"/>printf("%d\t", w);</text:p>
      <text:p text:style-name="P2"><text:soft-page-break/><text:s text:c="4"/>}</text:p>
      <text:p text:style-name="P2"/>
      <text:p text:style-name="P2"><text:s text:c="4"/>//part c</text:p>
      <text:p text:style-name="P2"><text:s text:c="4"/>printf("\nAdjacency List: \n");</text:p>
      <text:p text:style-name="P2"><text:s text:c="4"/>printAdjacencyList(g);</text:p>
      <text:p text:style-name="P2"/>
      <text:p text:style-name="P2"><text:s text:c="4"/>//part d</text:p>
      <text:p text:style-name="P2"><text:s text:c="4"/>printf("\nBest First Traversal: \n");</text:p>
      <text:p text:style-name="P2"><text:s text:c="4"/>bestFirstTraverse(g);</text:p>
      <text:p text:style-name="P2"><text:s text:c="4"/>return 0;</text:p>
      <text:p text:style-name="P2">}</text:p>
      <text:p text:style-name="P2"/>
      <text:p text:style-name="P2"/>
      <text:p text:style-name="P4">extras.h</text:p>
      <text:p text:style-name="P4"/>
      <text:p text:style-name="P2"/>
      <text:p text:style-name="P2">#include &lt;stdio.h&gt;</text:p>
      <text:p text:style-name="P2">#include &lt;stdlib.h&gt;</text:p>
      <text:p text:style-name="P2">#include &lt;assert.h&gt;</text:p>
      <text:p text:style-name="P2">#include &lt;stdbool.h&gt;</text:p>
      <text:p text:style-name="P2">#include "graph.h"</text:p>
      <text:p text:style-name="P2"/>
      <text:p text:style-name="P2">#ifndef EXTRAS_H_INCLUDED</text:p>
      <text:p text:style-name="P2">#define EXTRAS_H_INCLUDED</text:p>
      <text:p text:style-name="P2"/>
      <text:p text:style-name="P2">typedef node element;</text:p>
      <text:p text:style-name="P2"/>
      <text:p text:style-name="P2">struct _qnode</text:p>
      <text:p text:style-name="P2">{</text:p>
      <text:p text:style-name="P2"><text:s text:c="4"/>element data;</text:p>
      <text:p text:style-name="P2"><text:s text:c="4"/>int pr;</text:p>
      <text:p text:style-name="P2">};</text:p>
      <text:p text:style-name="P2"/>
      <text:p text:style-name="P2">typedef struct _qnode* qnode;</text:p>
      <text:p text:style-name="P2">struct _pq</text:p>
      <text:p text:style-name="P2">{</text:p>
      <text:p text:style-name="P2"><text:s text:c="4"/>qnode q;</text:p>
      <text:p text:style-name="P2"><text:s text:c="4"/>int len;</text:p>
      <text:p text:style-name="P2">};</text:p>
      <text:p text:style-name="P2"/>
      <text:p text:style-name="P2">typedef struct _pq* pq;</text:p>
      <text:p text:style-name="P2"/>
      <text:p text:style-name="P2">pq createPQ();</text:p>
      <text:p text:style-name="P2">void swap(qnode a, qnode b);</text:p>
      <text:p text:style-name="P2">void enqueue(pq *q, element data, int prior);</text:p>
      <text:p text:style-name="P2">void printQ(pq q);</text:p>
      <text:p text:style-name="P2">bool isEmpty(pq q);</text:p>
      <text:p text:style-name="P2">void max_heapify(qnode q, int i, int len);</text:p>
      <text:p text:style-name="P2">element dequeue(pq *q);</text:p>
      <text:p text:style-name="P2"/>
      <text:p text:style-name="P2">#endif</text:p>
      <text:p text:style-name="P2"/>
      <text:p text:style-name="P2"/>
      <text:p text:style-name="P4">extras.c</text:p>
      <text:p text:style-name="P4"/>
      <text:p text:style-name="P2"/>
      <text:p text:style-name="P2">#include &lt;stdio.h&gt;</text:p>
      <text:p text:style-name="P2"><text:soft-page-break/>#include &lt;stdlib.h&gt;</text:p>
      <text:p text:style-name="P2">#include &lt;assert.h&gt;</text:p>
      <text:p text:style-name="P2">#include &lt;stdbool.h&gt;</text:p>
      <text:p text:style-name="P2">#include "extras.h"</text:p>
      <text:p text:style-name="P2"/>
      <text:p text:style-name="P2">pq createPQ()</text:p>
      <text:p text:style-name="P2">{</text:p>
      <text:p text:style-name="P2"><text:s text:c="4"/>pq que = (pq) malloc(sizeof(struct _pq));</text:p>
      <text:p text:style-name="P2"><text:s text:c="4"/>assert(que != NULL);</text:p>
      <text:p text:style-name="P2"/>
      <text:p text:style-name="P2"><text:s text:c="4"/>que-&gt;len = 0;</text:p>
      <text:p text:style-name="P2"><text:s text:c="4"/>que-&gt;q = NULL;</text:p>
      <text:p text:style-name="P2"><text:s text:c="4"/>return que;</text:p>
      <text:p text:style-name="P2">}</text:p>
      <text:p text:style-name="P2"/>
      <text:p text:style-name="P2">void swap(qnode a, qnode b)</text:p>
      <text:p text:style-name="P2">{</text:p>
      <text:p text:style-name="P2"><text:s text:c="4"/>struct _qnode temp;</text:p>
      <text:p text:style-name="P2"><text:s text:c="4"/>temp.data = a-&gt;data;</text:p>
      <text:p text:style-name="P2"><text:s text:c="4"/>temp.pr = a-&gt;pr;</text:p>
      <text:p text:style-name="P2"/>
      <text:p text:style-name="P2"><text:s text:c="4"/>a-&gt;data = b-&gt;data;</text:p>
      <text:p text:style-name="P2"><text:s text:c="4"/>a-&gt;pr = b-&gt;pr;</text:p>
      <text:p text:style-name="P2"/>
      <text:p text:style-name="P2"><text:s text:c="4"/>b-&gt;data = temp.data;</text:p>
      <text:p text:style-name="P2"><text:s text:c="4"/>b-&gt;pr = temp.pr;</text:p>
      <text:p text:style-name="P2">}</text:p>
      <text:p text:style-name="P2">void enqueue(pq *q, element data, int prior)</text:p>
      <text:p text:style-name="P2">{</text:p>
      <text:p text:style-name="P2"><text:s text:c="4"/>if((*q)-&gt;len == 0)</text:p>
      <text:p text:style-name="P2"><text:s text:c="4"/>{</text:p>
      <text:p text:style-name="P2"><text:s text:c="8"/>(*q)-&gt;len = 1;</text:p>
      <text:p text:style-name="P2"><text:s text:c="8"/>(*q)-&gt;q = (qnode) malloc(sizeof(struct _qnode));</text:p>
      <text:p text:style-name="P2"><text:s text:c="8"/>assert((*q)-&gt;q != NULL);</text:p>
      <text:p text:style-name="P2"><text:s text:c="8"/>(*q)-&gt;q[0].data = data;</text:p>
      <text:p text:style-name="P2"><text:s text:c="8"/>(*q)-&gt;q[0].pr = prior;</text:p>
      <text:p text:style-name="P2"><text:s text:c="4"/>}</text:p>
      <text:p text:style-name="P2"><text:s text:c="4"/>else</text:p>
      <text:p text:style-name="P2"><text:s text:c="4"/>{</text:p>
      <text:p text:style-name="P2"><text:s text:c="8"/>(*q)-&gt;len++;</text:p>
      <text:p text:style-name="P2"><text:s text:c="8"/>int len = (*q)-&gt;len;</text:p>
      <text:p text:style-name="P2"><text:s text:c="8"/>//printf("%d ", len);</text:p>
      <text:p text:style-name="P2"><text:s text:c="8"/>(*q)-&gt;q = (qnode) realloc((*q)-&gt;q, sizeof(struct _qnode) * len);</text:p>
      <text:p text:style-name="P2"><text:s text:c="8"/>assert((*q)-&gt;q != NULL);</text:p>
      <text:p text:style-name="P2"><text:s text:c="8"/>(*q)-&gt;q[len-1].data = data;</text:p>
      <text:p text:style-name="P2"><text:s text:c="8"/>(*q)-&gt;q[len-1].pr = prior;</text:p>
      <text:p text:style-name="P2"/>
      <text:p text:style-name="P2"><text:s text:c="8"/>int cur = len - 1;</text:p>
      <text:p text:style-name="P2"><text:s text:c="8"/>while(cur &gt; 0 &amp;&amp; (*q)-&gt;q[cur].pr &gt; (*q)-&gt;q[(cur-1)/2].pr)</text:p>
      <text:p text:style-name="P2"><text:s text:c="8"/>{</text:p>
      <text:p text:style-name="P2"><text:s text:c="12"/>swap(&amp;((*q)-&gt;q[cur]), &amp;((*q)-&gt;q[(cur-1)/2]));</text:p>
      <text:p text:style-name="P2"><text:s text:c="12"/>cur = (cur-1)/2;</text:p>
      <text:p text:style-name="P2"><text:s text:c="8"/>}</text:p>
      <text:p text:style-name="P2"><text:s text:c="4"/>}</text:p>
      <text:p text:style-name="P2">}</text:p>
      <text:p text:style-name="P2">bool isEmpty(pq q)</text:p>
      <text:p text:style-name="P2">{</text:p>
      <text:p text:style-name="P2"><text:soft-page-break/><text:s text:c="4"/>if(q-&gt;len == 0)</text:p>
      <text:p text:style-name="P2"><text:s text:c="8"/>return true;</text:p>
      <text:p text:style-name="P2"><text:s text:c="4"/>else</text:p>
      <text:p text:style-name="P2"><text:s text:c="8"/>return false;</text:p>
      <text:p text:style-name="P2">}</text:p>
      <text:p text:style-name="P2">void printQ(pq q)</text:p>
      <text:p text:style-name="P2">{</text:p>
      <text:p text:style-name="P2"><text:s text:c="4"/>printf("Size of PQ: %d\n", q-&gt;len);</text:p>
      <text:p text:style-name="P2"><text:s text:c="4"/>if(q-&gt;len == 0)</text:p>
      <text:p text:style-name="P2"><text:s text:c="8"/>return;</text:p>
      <text:p text:style-name="P2"><text:s text:c="4"/>int i;</text:p>
      <text:p text:style-name="P2"><text:s text:c="4"/>for(i = 0; i&lt; q-&gt;len; i++)</text:p>
      <text:p text:style-name="P2"><text:s text:c="4"/>{</text:p>
      <text:p text:style-name="P2"><text:s text:c="8"/>//printf("%d (%d)\t", q-&gt;q[i].data, q-&gt;q[i].pr);</text:p>
      <text:p text:style-name="P2"><text:s text:c="8"/>printf("%d\t", q-&gt;q[i].pr);</text:p>
      <text:p text:style-name="P2"><text:s text:c="4"/>}</text:p>
      <text:p text:style-name="P2"><text:s text:c="4"/>printf("\n");</text:p>
      <text:p text:style-name="P2">}</text:p>
      <text:p text:style-name="P2">void max_heapify(qnode q, int i, int len)</text:p>
      <text:p text:style-name="P2">{</text:p>
      <text:p text:style-name="P2"><text:s text:c="4"/>int left <text:s/>= 2*i+1;</text:p>
      <text:p text:style-name="P2"><text:s text:c="4"/>int right = 2*i+2;</text:p>
      <text:p text:style-name="P2"><text:s text:c="4"/>int largest;</text:p>
      <text:p text:style-name="P2"><text:s text:c="4"/>if(left &lt; len &amp;&amp; q[left].pr &gt; q[ i ].pr )</text:p>
      <text:p text:style-name="P2"><text:s text:c="9"/>largest = left;</text:p>
      <text:p text:style-name="P2"><text:s text:c="4"/>else</text:p>
      <text:p text:style-name="P2"><text:s text:c="8"/>largest = i;</text:p>
      <text:p text:style-name="P2"><text:s text:c="4"/>if(right &lt; len &amp;&amp; q[right].pr &gt; q[largest].pr )</text:p>
      <text:p text:style-name="P2"><text:s text:c="8"/>largest = right;</text:p>
      <text:p text:style-name="P2"><text:s text:c="4"/>if(largest != i)</text:p>
      <text:p text:style-name="P2"><text:s text:c="4"/>{</text:p>
      <text:p text:style-name="P2"><text:s text:c="8"/>swap (&amp;q[ i ], &amp;q[ largest]);</text:p>
      <text:p text:style-name="P2"><text:s text:c="8"/>max_heapify (q, largest, len);</text:p>
      <text:p text:style-name="P2"><text:s text:c="4"/>}</text:p>
      <text:p text:style-name="P2">}</text:p>
      <text:p text:style-name="P2"/>
      <text:p text:style-name="P2">element dequeue(pq *q)</text:p>
      <text:p text:style-name="P2">{</text:p>
      <text:p text:style-name="P2"><text:s text:c="4"/>element temp;</text:p>
      <text:p text:style-name="P2"><text:s text:c="4"/>assert(!isEmpty(*q));</text:p>
      <text:p text:style-name="P2"><text:s text:c="4"/>temp = (*q)-&gt;q[0].data;</text:p>
      <text:p text:style-name="P2"/>
      <text:p text:style-name="P2"><text:s text:c="4"/>int last = (*q)-&gt;len - 1;</text:p>
      <text:p text:style-name="P2"><text:s text:c="4"/>(*q)-&gt;q[0].data = (*q)-&gt;q[last].data;</text:p>
      <text:p text:style-name="P2"><text:s text:c="4"/>(*q)-&gt;q[0].pr = (*q)-&gt;q[last].pr;</text:p>
      <text:p text:style-name="P2"><text:s text:c="4"/>(*q)-&gt;q = (qnode) realloc((*q)-&gt;q, sizeof(struct _qnode) * last);</text:p>
      <text:p text:style-name="P2"><text:s text:c="4"/>(*q)-&gt;len--;</text:p>
      <text:p text:style-name="P2"><text:s text:c="4"/>max_heapify((*q)-&gt;q, 0, (*q)-&gt;len);</text:p>
      <text:p text:style-name="P2"><text:s text:c="4"/>return temp;</text:p>
      <text:p text:style-name="P2">}</text:p>
      <text:p text:style-name="P2"/>
      <text:p text:style-name="P2"/>
      <text:p text:style-name="P4">graph.h</text:p>
      <text:p text:style-name="P4"/>
      <text:p text:style-name="P2"/>
      <text:p text:style-name="P2">#include &lt;stdio.h&gt;</text:p>
      <text:p text:style-name="P2">#include &lt;stdlib.h&gt;</text:p>
      <text:p text:style-name="P2"><text:soft-page-break/>#include &lt;assert.h&gt;</text:p>
      <text:p text:style-name="P2">#include &lt;stdbool.h&gt;</text:p>
      <text:p text:style-name="P2">#include "extras.h"</text:p>
      <text:p text:style-name="P2"/>
      <text:p text:style-name="P2">pq createPQ()</text:p>
      <text:p text:style-name="P2">{</text:p>
      <text:p text:style-name="P2"><text:s text:c="4"/>pq que = (pq) malloc(sizeof(struct _pq));</text:p>
      <text:p text:style-name="P2"><text:s text:c="4"/>assert(que != NULL);</text:p>
      <text:p text:style-name="P2"/>
      <text:p text:style-name="P2"><text:s text:c="4"/>que-&gt;len = 0;</text:p>
      <text:p text:style-name="P2"><text:s text:c="4"/>que-&gt;q = NULL;</text:p>
      <text:p text:style-name="P2"><text:s text:c="4"/>return que;</text:p>
      <text:p text:style-name="P2">}</text:p>
      <text:p text:style-name="P2"/>
      <text:p text:style-name="P2">void swap(qnode a, qnode b)</text:p>
      <text:p text:style-name="P2">{</text:p>
      <text:p text:style-name="P2"><text:s text:c="4"/>struct _qnode temp;</text:p>
      <text:p text:style-name="P2"><text:s text:c="4"/>temp.data = a-&gt;data;</text:p>
      <text:p text:style-name="P2"><text:s text:c="4"/>temp.pr = a-&gt;pr;</text:p>
      <text:p text:style-name="P2"/>
      <text:p text:style-name="P2"><text:s text:c="4"/>a-&gt;data = b-&gt;data;</text:p>
      <text:p text:style-name="P2"><text:s text:c="4"/>a-&gt;pr = b-&gt;pr;</text:p>
      <text:p text:style-name="P2"/>
      <text:p text:style-name="P2"><text:s text:c="4"/>b-&gt;data = temp.data;</text:p>
      <text:p text:style-name="P2"><text:s text:c="4"/>b-&gt;pr = temp.pr;</text:p>
      <text:p text:style-name="P2">}</text:p>
      <text:p text:style-name="P2">void enqueue(pq *q, element data, int prior)</text:p>
      <text:p text:style-name="P2">{</text:p>
      <text:p text:style-name="P2"><text:s text:c="4"/>if((*q)-&gt;len == 0)</text:p>
      <text:p text:style-name="P2"><text:s text:c="4"/>{</text:p>
      <text:p text:style-name="P2"><text:s text:c="8"/>(*q)-&gt;len = 1;</text:p>
      <text:p text:style-name="P2"><text:s text:c="8"/>(*q)-&gt;q = (qnode) malloc(sizeof(struct _qnode));</text:p>
      <text:p text:style-name="P2"><text:s text:c="8"/>assert((*q)-&gt;q != NULL);</text:p>
      <text:p text:style-name="P2"><text:s text:c="8"/>(*q)-&gt;q[0].data = data;</text:p>
      <text:p text:style-name="P2"><text:s text:c="8"/>(*q)-&gt;q[0].pr = prior;</text:p>
      <text:p text:style-name="P2"><text:s text:c="4"/>}</text:p>
      <text:p text:style-name="P2"><text:s text:c="4"/>else</text:p>
      <text:p text:style-name="P2"><text:s text:c="4"/>{</text:p>
      <text:p text:style-name="P2"><text:s text:c="8"/>(*q)-&gt;len++;</text:p>
      <text:p text:style-name="P2"><text:s text:c="8"/>int len = (*q)-&gt;len;</text:p>
      <text:p text:style-name="P2"><text:s text:c="8"/>//printf("%d ", len);</text:p>
      <text:p text:style-name="P2"><text:s text:c="8"/>(*q)-&gt;q = (qnode) realloc((*q)-&gt;q, sizeof(struct _qnode) * len);</text:p>
      <text:p text:style-name="P2"><text:s text:c="8"/>assert((*q)-&gt;q != NULL);</text:p>
      <text:p text:style-name="P2"><text:s text:c="8"/>(*q)-&gt;q[len-1].data = data;</text:p>
      <text:p text:style-name="P2"><text:s text:c="8"/>(*q)-&gt;q[len-1].pr = prior;</text:p>
      <text:p text:style-name="P2"/>
      <text:p text:style-name="P2"><text:s text:c="8"/>int cur = len - 1;</text:p>
      <text:p text:style-name="P2"><text:s text:c="8"/>while(cur &gt; 0 &amp;&amp; (*q)-&gt;q[cur].pr &gt; (*q)-&gt;q[(cur-1)/2].pr)</text:p>
      <text:p text:style-name="P2"><text:s text:c="8"/>{</text:p>
      <text:p text:style-name="P2"><text:s text:c="12"/>swap(&amp;((*q)-&gt;q[cur]), &amp;((*q)-&gt;q[(cur-1)/2]));</text:p>
      <text:p text:style-name="P2"><text:s text:c="12"/>cur = (cur-1)/2;</text:p>
      <text:p text:style-name="P2"><text:s text:c="8"/>}</text:p>
      <text:p text:style-name="P2"><text:s text:c="4"/>}</text:p>
      <text:p text:style-name="P2">}</text:p>
      <text:p text:style-name="P2">bool isEmpty(pq q)</text:p>
      <text:p text:style-name="P2">{</text:p>
      <text:p text:style-name="P2"><text:s text:c="4"/>if(q-&gt;len == 0)</text:p>
      <text:p text:style-name="P2"><text:soft-page-break/><text:s text:c="8"/>return true;</text:p>
      <text:p text:style-name="P2"><text:s text:c="4"/>else</text:p>
      <text:p text:style-name="P2"><text:s text:c="8"/>return false;</text:p>
      <text:p text:style-name="P2">}</text:p>
      <text:p text:style-name="P2">void printQ(pq q)</text:p>
      <text:p text:style-name="P2">{</text:p>
      <text:p text:style-name="P2"><text:s text:c="4"/>printf("Size of PQ: %d\n", q-&gt;len);</text:p>
      <text:p text:style-name="P2"><text:s text:c="4"/>if(q-&gt;len == 0)</text:p>
      <text:p text:style-name="P2"><text:s text:c="8"/>return;</text:p>
      <text:p text:style-name="P2"><text:s text:c="4"/>int i;</text:p>
      <text:p text:style-name="P2"><text:s text:c="4"/>for(i = 0; i&lt; q-&gt;len; i++)</text:p>
      <text:p text:style-name="P2"><text:s text:c="4"/>{</text:p>
      <text:p text:style-name="P2"><text:s text:c="8"/>//printf("%d (%d)\t", q-&gt;q[i].data, q-&gt;q[i].pr);</text:p>
      <text:p text:style-name="P2"><text:s text:c="8"/>printf("%d\t", q-&gt;q[i].pr);</text:p>
      <text:p text:style-name="P2"><text:s text:c="4"/>}</text:p>
      <text:p text:style-name="P2"><text:s text:c="4"/>printf("\n");</text:p>
      <text:p text:style-name="P2">}</text:p>
      <text:p text:style-name="P2">void max_heapify(qnode q, int i, int len)</text:p>
      <text:p text:style-name="P2">{</text:p>
      <text:p text:style-name="P2"><text:s text:c="4"/>int left <text:s/>= 2*i+1;</text:p>
      <text:p text:style-name="P2"><text:s text:c="4"/>int right = 2*i+2;</text:p>
      <text:p text:style-name="P2"><text:s text:c="4"/>int largest;</text:p>
      <text:p text:style-name="P2"><text:s text:c="4"/>if(left &lt; len &amp;&amp; q[left].pr &gt; q[ i ].pr )</text:p>
      <text:p text:style-name="P2"><text:s text:c="9"/>largest = left;</text:p>
      <text:p text:style-name="P2"><text:s text:c="4"/>else</text:p>
      <text:p text:style-name="P2"><text:s text:c="8"/>largest = i;</text:p>
      <text:p text:style-name="P2"><text:s text:c="4"/>if(right &lt; len &amp;&amp; q[right].pr &gt; q[largest].pr )</text:p>
      <text:p text:style-name="P2"><text:s text:c="8"/>largest = right;</text:p>
      <text:p text:style-name="P2"><text:s text:c="4"/>if(largest != i)</text:p>
      <text:p text:style-name="P2"><text:s text:c="4"/>{</text:p>
      <text:p text:style-name="P2"><text:s text:c="8"/>swap (&amp;q[ i ], &amp;q[ largest]);</text:p>
      <text:p text:style-name="P2"><text:s text:c="8"/>max_heapify (q, largest, len);</text:p>
      <text:p text:style-name="P2"><text:s text:c="4"/>}</text:p>
      <text:p text:style-name="P2">}</text:p>
      <text:p text:style-name="P2"/>
      <text:p text:style-name="P2">element dequeue(pq *q)</text:p>
      <text:p text:style-name="P2">{</text:p>
      <text:p text:style-name="P2"><text:s text:c="4"/>element temp;</text:p>
      <text:p text:style-name="P2"><text:s text:c="4"/>assert(!isEmpty(*q));</text:p>
      <text:p text:style-name="P2"><text:s text:c="4"/>temp = (*q)-&gt;q[0].data;</text:p>
      <text:p text:style-name="P2"/>
      <text:p text:style-name="P2"><text:s text:c="4"/>int last = (*q)-&gt;len - 1;</text:p>
      <text:p text:style-name="P2"><text:s text:c="4"/>(*q)-&gt;q[0].data = (*q)-&gt;q[last].data;</text:p>
      <text:p text:style-name="P2"><text:s text:c="4"/>(*q)-&gt;q[0].pr = (*q)-&gt;q[last].pr;</text:p>
      <text:p text:style-name="P2"><text:s text:c="4"/>(*q)-&gt;q = (qnode) realloc((*q)-&gt;q, sizeof(struct _qnode) * last);</text:p>
      <text:p text:style-name="P2"><text:s text:c="4"/>(*q)-&gt;len--;</text:p>
      <text:p text:style-name="P2"><text:s text:c="4"/>max_heapify((*q)-&gt;q, 0, (*q)-&gt;len);</text:p>
      <text:p text:style-name="P2"><text:s text:c="4"/>return temp;</text:p>
      <text:p text:style-name="P2">}</text:p>
      <text:p text:style-name="P2"/>
      <text:p text:style-name="P2"/>
      <text:p text:style-name="P4">graph.c</text:p>
      <text:p text:style-name="P4"/>
      <text:p text:style-name="P2"/>
      <text:p text:style-name="P2"/>
      <text:p text:style-name="P2">#include &lt;stdio.h&gt;</text:p>
      <text:p text:style-name="P2">#include &lt;stdlib.h&gt;</text:p>
      <text:p text:style-name="P2"><text:soft-page-break/>#include &lt;assert.h&gt;</text:p>
      <text:p text:style-name="P2">#include &lt;stdbool.h&gt;</text:p>
      <text:p text:style-name="P2">#include "graph.h"</text:p>
      <text:p text:style-name="P2">#include "extras.h"</text:p>
      <text:p text:style-name="P2"/>
      <text:p text:style-name="P2">#define INF 0x3f3f3f3f</text:p>
      <text:p text:style-name="P2"/>
      <text:p text:style-name="P2">Graph initGraph(int N)</text:p>
      <text:p text:style-name="P2">{</text:p>
      <text:p text:style-name="P2"><text:s text:c="4"/>int i;</text:p>
      <text:p text:style-name="P2"><text:s text:c="4"/>Graph g;</text:p>
      <text:p text:style-name="P2"><text:s text:c="4"/>g = (Graph) malloc(sizeof(struct _Graph));</text:p>
      <text:p text:style-name="P2"><text:s text:c="4"/>assert(g != NULL);</text:p>
      <text:p text:style-name="P2"/>
      <text:p text:style-name="P2"><text:s text:c="4"/>g-&gt;list = (node) malloc(sizeof(struct _node) * N);</text:p>
      <text:p text:style-name="P2"><text:s text:c="4"/>assert(g-&gt;list != NULL);</text:p>
      <text:p text:style-name="P2"/>
      <text:p text:style-name="P2"><text:s text:c="4"/>g-&gt;visited = (bool*) malloc(sizeof(bool) * N);</text:p>
      <text:p text:style-name="P2"><text:s text:c="4"/>assert(g-&gt;visited != NULL);</text:p>
      <text:p text:style-name="P2"/>
      <text:p text:style-name="P2"><text:s text:c="4"/>g-&gt;wt = (int*) malloc(sizeof(int) * N);</text:p>
      <text:p text:style-name="P2"><text:s text:c="4"/>assert(g-&gt;wt != NULL);</text:p>
      <text:p text:style-name="P2"/>
      <text:p text:style-name="P2"><text:s text:c="4"/>g-&gt;vcount = N;</text:p>
      <text:p text:style-name="P2"><text:s text:c="4"/>g-&gt;ecount = 0;</text:p>
      <text:p text:style-name="P2"/>
      <text:p text:style-name="P2"><text:s text:c="4"/>for(i = 0; i &lt; N; i++)</text:p>
      <text:p text:style-name="P2"><text:s text:c="4"/>{</text:p>
      <text:p text:style-name="P2"><text:s text:c="8"/>g-&gt;list[i].id = i;</text:p>
      <text:p text:style-name="P2"><text:s text:c="8"/>g-&gt;list[i].next = NULL;</text:p>
      <text:p text:style-name="P2"><text:s text:c="8"/>g-&gt;visited[i] = false;</text:p>
      <text:p text:style-name="P2"><text:s text:c="8"/>g-&gt;wt[i] = -1;</text:p>
      <text:p text:style-name="P2"><text:s text:c="4"/>}</text:p>
      <text:p text:style-name="P2"><text:s text:c="4"/>return g;</text:p>
      <text:p text:style-name="P2">}</text:p>
      <text:p text:style-name="P2">void printAdjacencyList(Graph g)</text:p>
      <text:p text:style-name="P2">{</text:p>
      <text:p text:style-name="P2"><text:tab/>for(int i = 0; i &lt; g-&gt;vcount; i++)</text:p>
      <text:p text:style-name="P2"><text:tab/>{</text:p>
      <text:p text:style-name="P2"><text:tab/><text:tab/>node temp = &amp;(g-&gt;list[i]);</text:p>
      <text:p text:style-name="P2"><text:tab/><text:tab/></text:p>
      <text:p text:style-name="P2"><text:tab/><text:tab/>printf("%u\t(%d) ==&gt; ", i, g-&gt;wt[i]);</text:p>
      <text:p text:style-name="P2"><text:tab/><text:tab/>temp = temp-&gt;next;</text:p>
      <text:p text:style-name="P2"><text:tab/><text:tab/>while(temp != NULL)</text:p>
      <text:p text:style-name="P2"><text:tab/><text:tab/>{</text:p>
      <text:p text:style-name="P2"><text:tab/><text:tab/><text:tab/>printf("%u\t", temp-&gt;id);</text:p>
      <text:p text:style-name="P2"><text:tab/><text:tab/><text:tab/>temp = temp-&gt;next;</text:p>
      <text:p text:style-name="P2"><text:tab/><text:tab/>}</text:p>
      <text:p text:style-name="P2"><text:tab/><text:tab/>printf("\n");</text:p>
      <text:p text:style-name="P2"><text:tab/>}</text:p>
      <text:p text:style-name="P2">}</text:p>
      <text:p text:style-name="P2"/>
      <text:p text:style-name="P2">/*</text:p>
      <text:p text:style-name="P2">void insertNeighbor(node u, int v)</text:p>
      <text:p text:style-name="P2">{</text:p>
      <text:p text:style-name="P2"><text:s text:c="4"/>node vnode = (node) malloc(sizeof(struct _node));</text:p>
      <text:p text:style-name="P2"><text:s text:c="4"/>assert(vnode != NULL);</text:p>
      <text:p text:style-name="P2"><text:soft-page-break/><text:s text:c="4"/>vnode-&gt;id = v;</text:p>
      <text:p text:style-name="P2"><text:s text:c="4"/>vnode-&gt;next = u-&gt;next;</text:p>
      <text:p text:style-name="P2"><text:s text:c="4"/>u-&gt;next = vnode;</text:p>
      <text:p text:style-name="P2">}*/</text:p>
      <text:p text:style-name="P2">void insertEdge(Graph g, unsigned int u, unsigned int v)</text:p>
      <text:p text:style-name="P2">{</text:p>
      <text:p text:style-name="P2"><text:s text:c="4"/>//insertNeighbor(&amp;(g-&gt;list[u]), v);</text:p>
      <text:p text:style-name="P2"><text:s text:c="4"/>node t = &amp;(g-&gt;list[u]);</text:p>
      <text:p text:style-name="P2"><text:s text:c="4"/>node vnode = (node) malloc(sizeof(struct _node));</text:p>
      <text:p text:style-name="P2"><text:s text:c="4"/>assert(vnode != NULL);</text:p>
      <text:p text:style-name="P2"><text:s text:c="4"/>vnode-&gt;id = v;</text:p>
      <text:p text:style-name="P2"><text:s text:c="4"/>vnode-&gt;next = t-&gt;next;</text:p>
      <text:p text:style-name="P2"><text:s text:c="4"/>t-&gt;next = vnode;</text:p>
      <text:p text:style-name="P2"><text:s text:c="4"/>g-&gt;ecount++;</text:p>
      <text:p text:style-name="P2">}</text:p>
      <text:p text:style-name="P2">void bestFirstTraverse(Graph g)</text:p>
      <text:p text:style-name="P2">{</text:p>
      <text:p text:style-name="P2"><text:tab/>int src = 0;</text:p>
      <text:p text:style-name="P2"><text:tab/>int V = g-&gt;vcount;</text:p>
      <text:p text:style-name="P2"><text:tab/></text:p>
      <text:p text:style-name="P2"><text:tab/>int *key = (int *)malloc(sizeof(int)*V);</text:p>
      <text:p text:style-name="P2"><text:tab/>bool *included = (bool *)malloc(sizeof(bool)*V);</text:p>
      <text:p text:style-name="P2"><text:tab/></text:p>
      <text:p text:style-name="P2"><text:tab/>for(int i = 0; i &lt; V; i++)</text:p>
      <text:p text:style-name="P2"><text:tab/>{</text:p>
      <text:p text:style-name="P2"><text:tab/><text:tab/>key[i] = -INF;</text:p>
      <text:p text:style-name="P2"><text:tab/><text:tab/>included[i] = false;</text:p>
      <text:p text:style-name="P2"><text:tab/>}</text:p>
      <text:p text:style-name="P2"><text:tab/></text:p>
      <text:p text:style-name="P2"><text:tab/>pq PQ = createPQ();</text:p>
      <text:p text:style-name="P2"><text:tab/></text:p>
      <text:p text:style-name="P2"><text:tab/>element ele = (element) malloc(sizeof(struct _node));</text:p>
      <text:p text:style-name="P2"><text:s text:c="8"/>assert(ele != NULL);</text:p>
      <text:p text:style-name="P2"><text:s text:c="8"/>ele-&gt;id = src;</text:p>
      <text:p text:style-name="P2"><text:s text:c="8"/>ele-&gt;next = NULL;</text:p>
      <text:p text:style-name="P2"><text:tab/></text:p>
      <text:p text:style-name="P2"><text:tab/>enqueue(&amp;PQ, ele, 0);</text:p>
      <text:p text:style-name="P2"/>
      <text:p text:style-name="P2"><text:tab/>while(!isEmpty(PQ))</text:p>
      <text:p text:style-name="P2"><text:tab/>{</text:p>
      <text:p text:style-name="P2"><text:tab/><text:tab/>element tp = dequeue(&amp;PQ);</text:p>
      <text:p text:style-name="P2"><text:tab/><text:tab/>int u = tp-&gt;id;</text:p>
      <text:p text:style-name="P2"><text:tab/><text:tab/></text:p>
      <text:p text:style-name="P2"><text:tab/><text:tab/>included[u] = true;</text:p>
      <text:p text:style-name="P2"><text:tab/><text:tab/></text:p>
      <text:p text:style-name="P2"><text:tab/><text:tab/>printf("%d\t", u);</text:p>
      <text:p text:style-name="P2"><text:tab/><text:tab/></text:p>
      <text:p text:style-name="P2"><text:tab/><text:tab/>node temp = &amp;(g-&gt;list[u]);</text:p>
      <text:p text:style-name="P2"><text:tab/><text:tab/>temp = temp-&gt;next;</text:p>
      <text:p text:style-name="P2"><text:tab/><text:tab/>while(temp != NULL)</text:p>
      <text:p text:style-name="P2"><text:tab/><text:tab/>{</text:p>
      <text:p text:style-name="P2"><text:tab/><text:tab/><text:tab/>int v = temp-&gt;id;</text:p>
      <text:p text:style-name="P2"><text:tab/><text:tab/><text:tab/>int weight = g-&gt;wt[v];</text:p>
      <text:p text:style-name="P2"><text:tab/><text:tab/><text:tab/></text:p>
      <text:p text:style-name="P2"><text:tab/><text:tab/><text:tab/>if(included[v] == false &amp;&amp; key[v] &lt; weight)</text:p>
      <text:p text:style-name="P2"><text:tab/><text:tab/><text:tab/>{</text:p>
      <text:p text:style-name="P2"><text:tab/><text:tab/><text:tab/><text:tab/>key[v] = weight;</text:p>
      <text:p text:style-name="P2"><text:soft-page-break/><text:tab/><text:tab/><text:tab/><text:tab/>enqueue(&amp;PQ, temp, key[v]);</text:p>
      <text:p text:style-name="P2"><text:tab/><text:tab/><text:tab/><text:tab/>//printf("%d %d\n", v, key[v]);</text:p>
      <text:p text:style-name="P2"><text:tab/><text:tab/><text:tab/>}</text:p>
      <text:p text:style-name="P2"><text:tab/><text:tab/><text:tab/>temp = temp-&gt;next;</text:p>
      <text:p text:style-name="P2"><text:tab/><text:tab/>}</text:p>
      <text:p text:style-name="P2"><text:tab/>}</text:p>
      <text:p text:style-name="P2"><text:tab/>printf("\n");</text:p>
      <text:p text:style-name="P2">}</text:p>
      <text:p text:style-name="P2"/>
      <text:p text:style-name="P2"/>
      <text:p text:style-name="P6">Makefile</text:p>
      <text:p text:style-name="P6"/>
      <text:p text:style-name="P3">exe: driver.o extras.o graph.o</text:p>
      <text:p text:style-name="P3"><text:tab/>gcc -o exe driver.o extras.o graph.o</text:p>
      <text:p text:style-name="P3"><text:tab/>./exe</text:p>
      <text:p text:style-name="P3"><text:tab/>rm -rf *o exe</text:p>
      <text:p text:style-name="P3">driver.o: driver.c</text:p>
      <text:p text:style-name="P3"><text:tab/>gcc -c driver.c</text:p>
      <text:p text:style-name="P3">extras.o: extras.c</text:p>
      <text:p text:style-name="P3"><text:tab/>gcc -c extras.c</text:p>
      <text:p text:style-name="P3">graph.o: graph.c</text:p>
      <text:p text:style-name="P3"><text:tab/>gcc -c graph.c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1:41:40.082445802</meta:creation-date>
    <dc:date>2019-04-25T22:00:05.754399359</dc:date>
    <meta:editing-duration>PT8M15S</meta:editing-duration>
    <meta:editing-cycles>1</meta:editing-cycles>
    <meta:document-statistic meta:table-count="0" meta:image-count="0" meta:object-count="0" meta:page-count="9" meta:paragraph-count="412" meta:word-count="1150" meta:character-count="8395" meta:non-whitespace-character-count="6279"/>
    <meta:generator>LibreOffice/6.0.6.2$Linux_X86_64 LibreOffice_project/00m0$Build-2</meta:generator>
  </office:meta>
</office:document-meta>
</file>